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12.15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fill-color="#ff4000"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4000"/>
      <style:paragraph-properties style:writing-mode="lr-tb"/>
    </style:style>
    <style:style style:name="P4" style:family="paragraph">
      <style:paragraph-properties fo:margin-left="0cm" fo:margin-right="0cm" fo:margin-top="0.311cm" fo:margin-bottom="0cm" fo:text-indent="0cm"/>
    </style:style>
    <style:style style:name="P5"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12.153cm" svg:x="1.401cm" svg:y="4.2cm" presentation:class="title" presentation:user-transformed="true">
          <draw:text-box>
            <text:p>Wipro Code of conduct<text:line-break/><text:line-break/>Members - <text:line-break/>21272 Amey Shembade<text:line-break/>21273 Mayur Shirke<text:line-break/>21280 Mayur Valvi<text:line-break/>21281 Anmol Verneka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3" draw:layer="layout" svg:width="25.199cm" svg:height="1.771cm" svg:x="1.4cm" svg:y="0.837cm" presentation:class="title" presentation:user-transformed="true">
          <draw:text-box>
            <text:p>What is code of conduct?</text:p>
          </draw:text-box>
        </draw:frame>
        <draw:frame presentation:style-name="pr4" draw:text-style-name="P1" draw:layer="layout" svg:width="25.199cm" svg:height="12.179cm" svg:x="1.4cm" svg:y="4.914cm" presentation:class="outline">
          <draw:text-box>
            <text:list text:style-name="L2">
              <text:list-item>
                <text:p>A company code of conduct is a set of rules which is commonly written for employees of company, which protects the business and informs the employees of the company’s expectations. It is appropriate for the smallest of companies to create a document containing important information on expectations from employees. The document does not need to be complex or have elaborate policies. </text:p>
              </text:list-item>
            </text:list>
          </draw:text-box>
        </draw:frame>
        <presentation:notes draw:style-name="dp2">
          <draw:page-thumbnail draw:style-name="gr1"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text-style-name="P1" draw:layer="layout" svg:width="25.199cm" svg:height="1.771cm" svg:x="1.4cm" svg:y="0.837cm" presentation:class="title">
          <draw:text-box>
            <text:p>Spirit of Wipro</text:p>
          </draw:text-box>
        </draw:frame>
        <draw:frame presentation:style-name="pr7" draw:text-style-name="P1" draw:layer="layout" svg:width="25.199cm" svg:height="12.179cm" svg:x="1.4cm" svg:y="4.914cm" presentation:class="outline" presentation:user-transformed="true">
          <draw:text-box>
            <text:list text:style-name="L2">
              <text:list-item>
                <text:p>Be passionate about client’s success</text:p>
              </text:list-item>
              <text:list-item>
                <text:p>Treat each person with respect</text:p>
              </text:list-item>
              <text:list-item>
                <text:p>Be global and responsible</text:p>
              </text:list-item>
              <text:list-item>
                <text:p>Unyielding integrity in everything we do</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text-style-name="P1" draw:layer="layout" svg:width="25.199cm" svg:height="1.771cm" svg:x="1.4cm" svg:y="0.837cm" presentation:class="title" presentation:user-transformed="true">
          <draw:text-box>
            <text:p>Values of Wipro</text:p>
          </draw:text-box>
        </draw:frame>
        <draw:frame presentation:style-name="pr7" draw:text-style-name="P1" draw:layer="layout" svg:width="25.199cm" svg:height="13.293cm" svg:x="1.4cm" svg:y="3.8cm" presentation:class="outline" presentation:user-transformed="true">
          <draw:text-box>
            <text:list text:style-name="L2">
              <text:list-header>
                <text:p>When our behaviors and ways of working consistently reflect our values. We see the five habits in action.</text:p>
              </text:list-header>
              <text:list-item>
                <text:p>Being Respectful</text:p>
              </text:list-item>
              <text:list-item>
                <text:p>Being Responsive</text:p>
              </text:list-item>
              <text:list-item>
                <text:p>Always Communicating</text:p>
              </text:list-item>
              <text:list-item>
                <text:p>Demonstrating Stewardship</text:p>
              </text:list-item>
              <text:list-item>
                <text:p>Building Trust</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text-style-name="P1" draw:layer="layout" svg:width="25.199cm" svg:height="1.771cm" svg:x="1.4cm" svg:y="0.837cm" presentation:class="title">
          <draw:text-box>
            <text:p>Standards of Wipro</text:p>
          </draw:text-box>
        </draw:frame>
        <draw:frame presentation:style-name="pr7" draw:text-style-name="P1" draw:layer="layout" svg:width="25.199cm" svg:height="12.179cm" svg:x="1.4cm" svg:y="4.914cm" presentation:class="outline">
          <draw:text-box>
            <text:list text:style-name="L2">
              <text:list-item>
                <text:p>Wipro is committed to the highest standards of openness, probity and accountability. An important aspect of accountability and transparency is a mechanism to enable partners, customers of the company, and other members of the public, to voice concerns in a responsible and effective manner.</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text-style-name="P1" draw:layer="layout" svg:width="25.199cm" svg:height="1.771cm" svg:x="1.4cm" svg:y="0.837cm" presentation:class="title">
          <draw:text-box>
            <text:p>Employee responsibilities</text:p>
          </draw:text-box>
        </draw:frame>
        <draw:frame presentation:style-name="pr7" draw:text-style-name="P1" draw:layer="layout" svg:width="25.199cm" svg:height="12.179cm" svg:x="1.2cm" svg:y="3.2cm" presentation:class="outline" presentation:user-transformed="true">
          <draw:text-box>
            <text:list text:style-name="L2">
              <text:list-item>
                <text:p>Always act in a professional, honest, and ethical manner when acting on behalf of the Company.</text:p>
              </text:list-item>
              <text:list-item>
                <text:p>Be familiar with the information contained in the COBCE and the policies thereunder and pay attention to the policies that governs your job responsibilities.</text:p>
              </text:list-item>
              <text:list-item>
                <text:p>Complete all required employee trainings relating to COBCE in a timely manner and keep up to date on current standards and expectations.</text:p>
              </text:list-item>
              <text:list-item>
                <text:p>Promptly report concerns about possible violations of the COBCE to your manager, manager’s manager, HR manager, head of the business, any member of Senior Management, any member of the Legal &amp; Compliance Department or the Ombudsperson.</text:p>
              </text:list-item>
              <text:list-item>
                <text:p>Cooperate and tell the whole truth when responding to an investigation or audit and never alter or destroy records in response to an investigation, or when an investigation is anticipated.</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7" draw:text-style-name="P1" draw:layer="layout" svg:width="25.199cm" svg:height="14.293cm" svg:x="1.4cm" svg:y="2.8cm" presentation:class="outline" presentation:user-transformed="true">
          <draw:text-box>
            <text:list text:style-name="L2">
              <text:list-header>
                <text:p>Do’s :</text:p>
              </text:list-header>
              <text:list-item>
                <text:p>Be polite and respectful in your post, and in your replies to other people.</text:p>
              </text:list-item>
              <text:list-item>
                <text:p>Cite the source of anything you post or upload if it isnt your own original content. Be honest about your sources.</text:p>
              </text:list-item>
              <text:list-item>
                <text:p>Report any kind of abuse in the community. You will find “report abuse” links</text:p>
                <text:p>in every post and your profile.</text:p>
                <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7" draw:layer="layout" svg:width="25.199cm" svg:height="12.179cm" svg:x="0.761cm" svg:y="2.199cm" presentation:class="outline" presentation:user-transformed="true">
          <draw:text-box>
            <text:list text:style-name="L2">
              <text:list-header>
                <text:p text:style-name="P4">Don’ts:</text:p>
              </text:list-header>
              <text:list-item>
                <text:p text:style-name="P4">Post feedback that is the same or similar to the feedback that you have already posted.</text:p>
              </text:list-item>
              <text:list-item>
                <text:p text:style-name="P4">Threaten, stalk, insult, victimize or intimidate anyone(or group of people)for any reason including on the basis of age,gender,disability, ethinicity, sexual orientation, race or religion.</text:p>
              </text:list-item>
              <text:list-item>
                <text:p text:style-name="P4">Incite other users to threaten stalk or intimidate another person or group of people.</text:p>
              </text:list-item>
              <text:list-item>
                <text:p text:style-name="P4">Harass,insult, tease or correct other users about the grammer used in their posts.</text:p>
              </text:list-item>
              <text:list-item>
                <text:p text:style-name="P4">Link website that requires access to information.</text:p>
              </text:list-item>
              <text:list-item>
                <text:p text:style-name="P4">Post links to websites that violate this Code of Conduct.</text:p>
              </text:list-item>
              <text:list-item>
                <text:p text:style-name="P4">Posting or spreading viruses,worms , malware or other software intended to harm another users computer.</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7" draw:layer="layout" svg:width="25.199cm" svg:height="12.179cm" svg:x="1.4cm" svg:y="4.914cm" presentation:class="outline" presentation:user-transformed="true">
          <draw:text-box>
            <text:list text:style-name="L2">
              <text:list-item>
                <text:list>
                  <text:list-header>
                    <text:p>Conclusion:-</text:p>
                    <text:p>The activity was an amazing opportunity to understand Code of Conducts of WIPRO and build communication and understanding amongst the students, bring in a positive vibe and make them aware about various Code of Conducts. Both positive and negative points were put upon and discussed to arrive together to a similar point of view. It improved our presentation, verbal skills and attention with patient listening. The activity overall went great, it was informative, encouraging, and spontaneous.</text:p>
                  </text:list-header>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2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9</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9</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8T12:35:49.168690666</meta:creation-date>
    <meta:editing-duration>PT10M5S</meta:editing-duration>
    <meta:editing-cycles>3</meta:editing-cycles>
    <meta:generator>LibreOffice/6.4.7.2$Linux_X86_64 LibreOffice_project/40$Build-2</meta:generator>
    <dc:title>Blue Curve</dc:title>
    <dc:date>2023-03-31T16:00:22.201638709</dc:date>
    <meta:document-statistic meta:object-count="67"/>
  </office:meta>
</office:document-meta>
</file>